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color="#6666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color="#6666ff"/>
    </style:style>
    <style:style style:name="T2" style:family="text">
      <style:text-properties fo:color="#6666f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out Dota2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ompetitive multiplayer video game</text:span></text:p>
              </text:list-item>
              <text:list-item>
                <text:p><text:span text:style-name="T1">Most played game on </text:span><text:span text:style-name="T2">Steam</text:span></text:p>
              </text:list-item>
              <text:list-item>
                <text:p><text:span text:style-name="T1">Widespread and active competitive Scene</text:span></text:p>
                <text:list>
                  <text:list-item>
                    <text:p><text:span text:style-name="T1">Big tournaments often have price pools totaling millions of US Dollars, highest of any eSport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Datas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50000 ranked ladder matches from the Dota 2 data dump created by Opendota</text:p>
                <text:list>
                  <text:list-item>
                    <text:p>3 mio. more matches available, but unparsed JSON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our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www.kaggle.com/devinanzelmo/dota-2-matches</text:p>
              </text:list-item>
              <text:list-item>
                <text:p>Initial source of the bigger unparsed dataset:<text:line-break/>http://academictorrents.com/details/5c5deeb6cfe1c944044367d2e7465fd8bd2f4ac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0T19:53:06.245410080</meta:creation-date>
    <meta:editing-duration>PT38S</meta:editing-duration>
    <meta:editing-cycles>2</meta:editing-cycles>
    <meta:generator>LibreOffice/5.1.6.2$Linux_X86_64 LibreOffice_project/10m0$Build-2</meta:generator>
    <dc:date>2017-03-30T19:53:38.419198696</dc:date>
    <meta:document-statistic meta:object-count="37"/>
  </office:meta>
</office:document-meta>
</file>